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" svg:font-family="New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yiv0381242622msonormal">
      <loext:graphic-properties draw:fill="solid" draw:fill-color="#ffffff"/>
      <style:paragraph-properties fo:margin-left="2.54cm" fo:margin-top="0cm" fo:margin-bottom="0.494cm" style:contextual-spacing="false" fo:text-align="center" style:justify-single-word="false" fo:text-indent="1.27cm" style:auto-text-indent="false" fo:background-color="#ffffff"/>
      <style:text-properties fo:font-size="16pt" style:font-size-asian="16pt" style:font-size-complex="16pt"/>
    </style:style>
    <style:style style:name="P2" style:family="paragraph" style:parent-style-name="yiv0381242622msonormal">
      <loext:graphic-properties draw:fill="solid" draw:fill-color="#ffffff"/>
      <style:paragraph-properties fo:margin-left="2.54cm" fo:margin-top="0.494cm" fo:margin-bottom="0.494cm" style:contextual-spacing="false" fo:text-align="center" style:justify-single-word="false" fo:text-indent="1.27cm" style:auto-text-indent="false" fo:background-color="#ffffff"/>
      <style:text-properties fo:font-size="12pt" style:font-size-asian="12pt" style:font-size-complex="12pt"/>
    </style:style>
    <style:style style:name="P3" style:family="paragraph" style:parent-style-name="yiv0381242622msonormal">
      <loext:graphic-properties draw:fill="solid" draw:fill-color="#ffffff"/>
      <style:paragraph-properties fo:margin-top="0.494cm" fo:margin-bottom="0.494cm" style:contextual-spacing="false" fo:background-color="#ffffff"/>
      <style:text-properties fo:font-size="10pt" style:font-size-asian="10pt" style:font-size-complex="10pt"/>
    </style:style>
    <style:style style:name="P4" style:family="paragraph" style:parent-style-name="yiv0381242622msonormal">
      <loext:graphic-properties draw:fill="solid" draw:fill-color="#ffffff"/>
      <style:paragraph-properties fo:margin-left="1.27cm" fo:margin-top="0.494cm" fo:margin-bottom="0.494cm" style:contextual-spacing="false" fo:text-align="justify" style:justify-single-word="false" fo:background-color="#ffffff"/>
      <style:text-properties fo:font-size="10pt" style:font-size-asian="10pt" style:font-size-complex="10pt"/>
    </style:style>
    <style:style style:name="P5" style:family="paragraph" style:parent-style-name="yiv0381242622msonormal">
      <loext:graphic-properties draw:fill="solid" draw:fill-color="#ffffff"/>
      <style:paragraph-properties fo:margin-left="1.27cm" fo:margin-top="0.494cm" fo:margin-bottom="0.494cm" style:contextual-spacing="false" fo:background-color="#ffffff"/>
      <style:text-properties fo:font-size="10pt" style:font-size-asian="10pt" style:font-size-complex="10pt"/>
    </style:style>
    <style:style style:name="P6" style:family="paragraph" style:parent-style-name="yiv0381242622msonormal">
      <loext:graphic-properties draw:fill="solid" draw:fill-color="#ffffff"/>
      <style:paragraph-properties fo:margin-left="1.27cm" fo:margin-top="0cm" fo:margin-bottom="0cm" style:contextual-spacing="false" fo:background-color="#ffffff"/>
      <style:text-properties fo:font-size="10pt" style:font-size-asian="10pt" style:font-size-complex="10pt"/>
    </style:style>
    <style:style style:name="P7" style:family="paragraph" style:parent-style-name="yiv0381242622msonormal">
      <loext:graphic-properties draw:fill="solid" draw:fill-color="#ffffff"/>
      <style:paragraph-properties fo:margin-top="0.494cm" fo:margin-bottom="0cm" style:contextual-spacing="false" fo:background-color="#ffffff"/>
      <style:text-properties fo:font-size="10pt" style:font-size-asian="10pt" style:font-size-complex="10pt"/>
    </style:style>
    <style:style style:name="P8" style:family="paragraph" style:parent-style-name="yiv0381242622msonormal">
      <loext:graphic-properties draw:fill="solid" draw:fill-color="#ffffff"/>
      <style:paragraph-properties fo:margin-top="0.494cm" fo:margin-bottom="0cm" style:contextual-spacing="false" fo:text-indent="1.27cm" style:auto-text-indent="false" fo:background-color="#ffffff"/>
      <style:text-properties fo:font-size="10p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1d2228" loext:opacity="100%" style:font-name="New" fo:font-weight="bold" style:font-weight-asian="bold" style:font-weight-complex="bold"/>
    </style:style>
    <style:style style:name="T2" style:family="text">
      <style:text-properties fo:color="#1d2228" loext:opacity="100%" style:font-name="Helvetica" fo:font-weight="bold" style:font-weight-asian="bold" style:font-weight-complex="bold"/>
    </style:style>
    <style:style style:name="T3" style:family="text">
      <style:text-properties fo:color="#1d2228" loext:opacity="100%" style:font-name="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CA Lab Assignment 4</text:span></text:p>
      <text:p text:style-name="P2"><text:span text:style-name="T2">Topics :--  Functions  and pointers</text:span></text:p>
      <text:p text:style-name="P3"><text:span text:style-name="T2"> </text:span></text:p>
      <text:p text:style-name="P4"><text:span text:style-name="T3">1.Write a function to take one 10 elements 1-D integer array and find the third maximum, the fifth minimum &amp; the middle element of the array (in any order). Special credit will be given if you can do it without sorting the array.</text:span></text:p>
      <text:p text:style-name="P4"><text:span text:style-name="T3">2. Write a only one function Vowel_Cons_Count() to count the number of vowels &amp; consonants of a line of text. Do not print anything from inside the function. Write a program to read a line of text more than 80 characters terminated by "#" and use Vowel_Cons_Count() in main() and print the number of vowels &amp; consonants of a line of text.</text:span></text:p>
      <text:p text:style-name="P5"><text:span text:style-name="T3">3. Write a function to take one string then  print it in the reverse order. Write a recursive and non-recursive versions both.</text:span></text:p>
      <text:p text:style-name="P5"><text:span text:style-name="T3">4.Write a function to take a line of text then convert all the alphabets of it to uppercase.</text:span></text:p>
      <text:p text:style-name="P4"><text:span text:style-name="T3">5. Write a function that will convert the first part of the array into descending order and the last part of the array into ascending order, then print the final array.</text:span></text:p>
      <text:p text:style-name="P4"><text:span text:style-name="T3">6. Write a function to read a matrix, transpose a matrix, multiply two matrices and use these functions in main() to check whether an input matrix is symmetric or not.</text:span></text:p>
      <text:p text:style-name="P5"><text:span text:style-name="T3">7. Write a function to take two 2-D arrays, sort those two arrays, then store the sum of them into a third array that will also be sorted.</text:span></text:p>
      <text:p text:style-name="P6"><text:span text:style-name="T3">8. Write a menu driven program, consisting of following functions (on string). For each of the following write your own function. Do not use any library functions :--</text:span></text:p>
      <text:p text:style-name="P7"><text:span text:style-name="T3">         Strlen() </text:span></text:p>
      <text:p text:style-name="P8"><text:span text:style-name="T3">Strcpy()</text:span></text:p>
      <text:p text:style-name="P8"><text:span text:style-name="T3">Strcat()</text:span></text:p>
      <text:p text:style-name="P8"><text:span text:style-name="T3">Strrev()</text:span></text:p>
      <text:p text:style-name="P5"><text:span text:style-name="T3">Strcmp()</text:span></text:p>
      <text:p text:style-name="P5"><text:span text:style-name="T3">9.write a recursive function for each of the following problems </text:span></text:p>
      <text:p text:style-name="P5"><text:span text:style-name="T3">a)to generate Fibonacci number.</text:span></text:p>
      <text:p text:style-name="P5"><text:span text:style-name="T3">b)to find the GCD of two numbers.</text:span></text:p>
      <text:p text:style-name="P5"><text:span text:style-name="T3">c)to find the factorial of any number.</text:span></text:p>
      <text:p text:style-name="P5"><text:soft-page-break/><text:span text:style-name="T3">d)to find the reverse of any  number.</text:span></text:p>
      <text:p text:style-name="P5"><text:span text:style-name="T3">e)to find the sum  of the digits of any number.</text:span></text:p>
      <text:p text:style-name="P5"><text:span text:style-name="T3">f)to find the divisors of any given number.</text:span></text:p>
      <text:p text:style-name="P5"><text:span text:style-name="T3"> </text:span></text:p>
      <text:p text:style-name="P5"><text:span text:style-name="T3">10.Write  a function to convert a decimal number to any other base given by the user.</text:span></text:p>
      <text:p text:style-name="P5"><text:span text:style-name="T3">11. Write a program to find average and median of a list of numbers. Use dynamic memory allocation for storing the numbers. </text:span></text:p>
      <text:p text:style-name="P5"><text:span text:style-name="T3">12. Write a function which will accept two strings <text:s/>and check whether the second string is present in the first one. If it is, it returns the starting position else returns 0. Write a program which dynamically allocates memory for two strings taken from keyboard and uses the above function for searching one string into another.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" svg:font-family="New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yiv0381242622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kamal2001</meta:initial-creator>
    <meta:editing-cycles>4</meta:editing-cycles>
    <meta:creation-date>2021-03-18T00:52:00</meta:creation-date>
    <dc:date>2024-12-20T10:37:33.292400634</dc:date>
    <meta:editing-duration>PT31M30S</meta:editing-duration>
    <meta:generator>LibreOffice/24.8.3.2$Linux_X86_64 LibreOffice_project/480$Build-2</meta:generator>
    <meta:document-statistic meta:table-count="0" meta:image-count="0" meta:object-count="0" meta:page-count="2" meta:paragraph-count="27" meta:word-count="423" meta:character-count="2362" meta:non-whitespace-character-count="1943"/>
    <meta:user-defined meta:name="AppVersion">12.0000</meta:user-defined>
    <meta:user-defined meta:name="Company">Hewlett-Packard</meta:user-defined>
    <meta:template xlink:type="simple" xlink:actuate="onRequest" xlink:title="Normal" xlink:href=""/>
  </office:meta>
</office:document-meta>
</file>